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800630722032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80063072491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260670439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6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800630725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12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1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18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21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26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29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7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450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46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404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370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407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8006307505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5:24:17.452000000</dc:date>
    <meta:editing-duration>PT6H2M24S</meta:editing-duration>
    <meta:editing-cycles>26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0" meta:word-count="134" meta:character-count="778" meta:non-whitespace-character-count="695"/>
  </office:meta>
</office:document-meta>
</file>